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Web_20_API">
      <style:graphic-properties draw:textarea-horizontal-align="justify" draw:textarea-vertical-align="top" draw:auto-grow-height="false" fo:min-height="2.25cm" fo:min-width="6.475cm"/>
    </style:style>
    <style:style style:name="gr2" style:family="graphic" style:parent-style-name="Misc">
      <style:graphic-properties draw:textarea-horizontal-align="justify" draw:textarea-vertical-align="middle" draw:auto-grow-height="false" fo:min-height="1.02cm" fo:min-width="6.485cm"/>
    </style:style>
    <style:style style:name="gr3" style:family="graphic" style:parent-style-name="Web_20_API">
      <style:graphic-properties draw:textarea-horizontal-align="justify" draw:textarea-vertical-align="middle" draw:auto-grow-height="false" fo:min-height="1.02cm" fo:min-width="6.485cm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Web_20_API">
      <style:graphic-properties draw:textarea-horizontal-align="justify" draw:textarea-vertical-align="middle" draw:auto-grow-height="false" fo:min-height="1.045cm" fo:min-width="6.485cm"/>
    </style:style>
    <style:style style:name="gr6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Web_20_API_20_2">
      <style:graphic-properties draw:gradient-step-count="0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gradient-step-count="0"/>
      <style:paragraph-properties fo:text-align="center"/>
      <style:text-properties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5cm" svg:height="2.5cm" svg:x="2.722cm" svg:y="8.632cm">
          <text:p text:style-name="P1"><text:span text:style-name="T1">Delega</text:span><text:span text:style-name="T1">tingFil</text:span><text:span text:style-name="T1">terPro</text:span><text:span text:style-name="T1">x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985cm" svg:height="1.27cm" svg:x="2.722cm" svg:y="3.03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1.27cm" svg:x="2.722cm" svg:y="14.632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985cm" svg:height="1.27cm" svg:x="2.722cm" svg:y="6.233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214cm" svg:y1="4.302cm" svg:x2="6.214cm" svg:y2="6.233cm" draw:start-shape="id1" draw:start-glue-point="2" draw:end-shape="id2" draw:end-glue-point="0" svg:d="M6214 4302v1931" svg:viewBox="0 0 1 1932">
          <text:p/>
        </draw:connector>
        <draw:custom-shape draw:style-name="gr5" draw:text-style-name="P2" draw:layer="layout" svg:width="6.985cm" svg:height="1.295cm" svg:x="2.722cm" svg:y="12.234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197cm" svg:y1="7.533cm" svg:x2="6.197cm" svg:y2="8.676cm" svg:d="M6197 7533v1143" svg:viewBox="0 0 1 1144">
          <text:p/>
        </draw:connector>
        <draw:connector draw:style-name="gr4" draw:text-style-name="P3" draw:layer="layout" draw:type="line" svg:x1="6.197cm" svg:y1="11.134cm" svg:x2="6.197cm" svg:y2="12.277cm" svg:d="M6197 11134v1143" svg:viewBox="0 0 1 1144">
          <text:p/>
        </draw:connector>
        <draw:connector draw:style-name="gr4" draw:text-style-name="P3" draw:layer="layout" draw:type="line" svg:x1="6.197cm" svg:y1="13.535cm" svg:x2="6.197cm" svg:y2="14.678cm" svg:d="M6197 13535v1143" svg:viewBox="0 0 1 1144">
          <text:p/>
        </draw:connector>
        <draw:custom-shape draw:style-name="gr6" draw:text-style-name="P4" draw:layer="layout" svg:width="8.1cm" svg:height="10.8cm" svg:x="2.097cm" svg:y="5.63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835cm" svg:height="1.673cm" svg:x="1.762cm" svg:y="4.802cm">
          <draw:text-box>
            <text:p><text:span text:style-name="T3">Filte</text:span><text:span text:style-name="T3">rCha</text:span><text:span text:style-name="T3">in</text:span></text:p>
          </draw:text-box>
        </draw:frame>
        <draw:custom-shape draw:style-name="gr8" draw:text-style-name="P6" draw:layer="layout" svg:width="6.781cm" svg:height="1.27cm" svg:x="2.816cm" svg:y="9.732cm">
          <text:p text:style-name="P1"><text:span text:style-name="T1">Bean </text:span><text:span text:style-name="T1">Filter</text:span><text:span text:style-name="T4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double" draw:color="#f5793a" draw:distance="0.076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1:56:50.176427741</meta:creation-date>
    <meta:editing-duration>PT1M42S</meta:editing-duration>
    <meta:editing-cycles>2</meta:editing-cycles>
    <meta:generator>LibreOffice/6.0.7.3$Linux_X86_64 LibreOffice_project/00m0$Build-3</meta:generator>
    <dc:date>2020-02-26T21:58:32.555985846</dc:date>
    <meta:document-statistic meta:object-count="12"/>
    <meta:template xlink:type="simple" xlink:actuate="onRequest" xlink:title="palette" xlink:href="../../../../../../../../../../../../Templates/Spring/palette.otg" meta:date="2020-02-26T21:56:49.852616499"/>
  </office:meta>
</office:document-meta>
</file>